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sConnector.getKey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Connector.setKeyPassword( String key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Connector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Connector.setKeyStorePassword( String keyStore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ttpsConnector.isNeedClientAu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Connector.get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Connector.setMaxThreads( int maxThrea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Connector.init( ComponentContext cc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HttpsConnector.getKeyStore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Connector.setNeedClientAuth( boolean needClientAu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Connector.setServer( Server 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Connector.HttpsConn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sConnector.setProtocol( String proto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Connector.HttpsConnector( String host , int port , String keyPassword , String keyStorePassword , String keyStore , boolean needClientAuth , boolean wantClientAu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tpsConnector.setTrustManagerFactoryAlgorithm( String algorith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Connector.setWantClientAuth( boolean wantClientAu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Connector.HttpsConnector( SslSocketConnecto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Connector.setHost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Connector.isWantClientAu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Connector.getMaxThrea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Connector.getKey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Connector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HttpsConnector.getTrustManagerFactoryAlgorith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Connector.sto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tpsConnector.setPor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Connector.getKeyManagerFactoryAlgorith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Connector.getKeyStor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Connector.get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Connector.get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Connector.setKeyManagerFactoryAlgorithm( String algorith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Connector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Connector.setKeyStore( String key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Connector.setKeyStoreType( String keyStor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